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style="italic" fo:font-weight="bold" officeooo:rsid="0021dd2a" officeooo:paragraph-rsid="0021dd2a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Text_20_body">
      <style:text-properties fo:font-size="12pt" officeooo:paragraph-rsid="001f0861" style:font-size-asian="12pt" style:font-size-complex="12pt"/>
    </style:style>
    <style:style style:name="P3" style:family="paragraph" style:parent-style-name="Text_20_body">
      <style:text-properties fo:font-size="12pt" officeooo:paragraph-rsid="002043f2" style:font-size-asian="12pt" style:font-size-complex="12pt"/>
    </style:style>
    <style:style style:name="P4" style:family="paragraph" style:parent-style-name="Text_20_body">
      <style:text-properties fo:font-size="12pt" officeooo:rsid="002043f2" officeooo:paragraph-rsid="002043f2" style:font-size-asian="12pt" style:font-size-complex="12pt"/>
    </style:style>
    <style:style style:name="P5" style:family="paragraph" style:parent-style-name="Text_20_body">
      <style:text-properties officeooo:paragraph-rsid="002043f2"/>
    </style:style>
    <style:style style:name="P6" style:family="paragraph" style:parent-style-name="Text_20_body">
      <style:text-properties fo:font-style="italic" officeooo:paragraph-rsid="001e3c9b"/>
    </style:style>
    <style:style style:name="P7" style:family="paragraph" style:parent-style-name="Text_20_body">
      <style:text-properties fo:font-size="12pt" fo:font-style="italic" officeooo:paragraph-rsid="001f0861" style:font-size-asian="12pt" style:font-size-complex="12pt"/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font-style="italic" fo:font-weight="bold" officeooo:rsid="001e3c9b" style:font-weight-asian="bold" style:font-weight-complex="bold"/>
    </style:style>
    <style:style style:name="T4" style:family="text">
      <style:text-properties fo:font-style="italic" fo:font-weight="bold" officeooo:rsid="001e3c9b" style:font-style-asian="italic" style:font-weight-asian="bold" style:font-style-complex="italic" style:font-weight-complex="bold"/>
    </style:style>
    <style:style style:name="T5" style:family="text">
      <style:text-properties fo:font-style="italic" officeooo:rsid="001e3c9b"/>
    </style:style>
    <style:style style:name="T6" style:family="text">
      <style:text-properties fo:font-style="italic" officeooo:rsid="001f0861"/>
    </style:style>
    <style:style style:name="T7" style:family="text">
      <style:text-properties fo:font-style="normal" fo:font-weight="normal" officeooo:rsid="001e3c9b" style:font-style-asian="normal" style:font-weight-asian="normal" style:font-style-complex="normal" style:font-weight-complex="normal"/>
    </style:style>
    <style:style style:name="T8" style:family="text">
      <style:text-properties fo:color="#666666" fo:font-style="italic" fo:font-weight="bold"/>
    </style:style>
    <style:style style:name="T9" style:family="text">
      <style:text-properties fo:color="#666666" fo:font-style="italic" fo:font-weight="bold" officeooo:rsid="001e3c9b"/>
    </style:style>
    <style:style style:name="T10" style:family="text">
      <style:text-properties fo:color="#666666" fo:font-style="italic" fo:font-weight="bold" officeooo:rsid="001f0861"/>
    </style:style>
    <style:style style:name="T11" style:family="text">
      <style:text-properties fo:color="#666666" fo:font-style="italic" fo:font-weight="bold" officeooo:rsid="002043f2"/>
    </style:style>
    <style:style style:name="T12" style:family="text">
      <style:text-properties style:use-window-font-color="true" fo:font-style="italic" fo:font-weight="bold" style:font-weight-asian="bold" style:font-weight-complex="bold"/>
    </style:style>
    <style:style style:name="T13" style:family="text">
      <style:text-properties style:use-window-font-color="true" fo:font-style="italic" fo:font-weight="bold" officeooo:rsid="001e3c9b" style:font-weight-asian="bold" style:font-weight-complex="bold"/>
    </style:style>
    <style:style style:name="T14" style:family="text">
      <style:text-properties style:use-window-font-color="true" fo:font-style="italic" fo:font-weight="bold" officeooo:rsid="001f0861" style:font-weight-asian="bold" style:font-weight-complex="bold"/>
    </style:style>
    <style:style style:name="T15" style:family="text">
      <style:text-properties style:use-window-font-color="true" fo:font-style="italic" fo:font-weight="bold" officeooo:rsid="002043f2" style:font-weight-asian="bold" style:font-weight-complex="bold"/>
    </style:style>
    <style:style style:name="T16" style:family="text">
      <style:text-properties style:use-window-font-color="true" fo:font-style="italic" fo:font-weight="bold" officeooo:rsid="0022d322" style:font-weight-asian="bold" style:font-weight-complex="bold"/>
    </style:style>
    <style:style style:name="T17" style:family="text">
      <style:text-properties style:use-window-font-color="true" fo:font-size="12pt" fo:font-style="italic" fo:font-weight="bold" officeooo:rsid="001e3c9b" style:font-size-asian="12pt" style:font-weight-asian="bold" style:font-size-complex="12pt" style:font-weight-complex="bold"/>
    </style:style>
    <style:style style:name="T18" style:family="text">
      <style:text-properties style:use-window-font-color="true" fo:font-size="12pt" fo:font-style="italic" fo:font-weight="bold" officeooo:rsid="001f0861" style:font-size-asian="12pt" style:font-weight-asian="bold" style:font-size-complex="12pt" style:font-weight-complex="bold"/>
    </style:style>
    <style:style style:name="T19" style:family="text">
      <style:text-properties style:use-window-font-color="true" fo:font-size="12pt" fo:font-style="italic" fo:font-weight="bold" officeooo:rsid="002043f2" style:font-size-asian="12pt" style:font-weight-asian="bold" style:font-size-complex="12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Ficheros C#</text:p>
      <text:p text:style-name="P1"/>
      <text:p text:style-name="Standard"/>
      <text:p text:style-name="Standard"/>
      <text:p text:style-name="P5"><text:span text:style-name="T13">Ejercicio </text:span><text:span text:style-name="T15">A</text:span><text:span text:style-name="T17"> </text:span><text:span text:style-name="T18">[</text:span><text:span text:style-name="T19">1 </text:span><text:span text:style-name="T18">pto]</text:span><text:span text:style-name="T2">:</text:span> <text:span text:style-name="T1">Un programa que pregunte un nombre de fichero y muestre en pantalla el contenido de ese fichero, haciendo una pausa después de cada 25 líneas, para que dé tiempo a leerlo. Cuando el usuario pulse la tecla Intro, se mostrarán las siguientes 25 líneas, y así hasta que termine el fichero.</text:span></text:p>
      <text:p text:style-name="P6"/>
      <text:p text:style-name="P3"><text:span text:style-name="T13">Ejercicio </text:span><text:span text:style-name="T16">B</text:span><text:span text:style-name="T13"> </text:span><text:span text:style-name="T14">[</text:span><text:span text:style-name="T15">1 </text:span><text:span text:style-name="T14">pto]</text:span><text:span text:style-name="T2">:</text:span> <text:span text:style-name="T1">Haz un programa que duplique un fichero, copiando todo su contenido a un nuevo fichero, byte a byte. El nombre del fichero de salida se tomará del nombre del fichero de entrada, al que se añadirá ".out".</text:span></text:p>
      <text:p text:style-name="Standard"/>
      <text:p text:style-name="P5"><text:span text:style-name="T13">Ejercicio </text:span><text:span text:style-name="T15">C</text:span><text:span text:style-name="T17"> </text:span><text:span text:style-name="T18">[</text:span><text:span text:style-name="T19">2 </text:span><text:span text:style-name="T18">ptos]</text:span><text:span text:style-name="T2">:</text:span> <text:span text:style-name="T1">Abre un </text:span><text:span text:style-name="T5">fichero</text:span><text:span text:style-name="T1"> (cuyo nombre introducirá el usuario) y </text:span><text:span text:style-name="T5">muestra</text:span><text:span text:style-name="T1"> si se trata de un fichero </text:span><text:span text:style-name="T3">bmp</text:span><text:span text:style-name="T5">, </text:span><text:span text:style-name="T3">gif</text:span><text:span text:style-name="T5"> o de </text:span><text:span text:style-name="T3">otro</text:span><text:span text:style-name="T5"> tipo (mostrará por consola “</text:span><text:span text:style-name="T4">NombreFichero: Tipo”</text:span><text:span text:style-name="T7"> [En un fichero BMP</text:span><text:span text:style-name="T1"> los dos primeros bytes del fichero corresponden a una letra "B" y una letra "M", respectivamente. </text:span><text:span text:style-name="T5">En un fichero GIF sus tres primeros bytes son las letras G, I, F]</text:span></text:p>
      <text:p text:style-name="Standard"/>
      <text:p text:style-name="P2"><text:span text:style-name="T13">Ejercicio </text:span><text:span text:style-name="T15">D</text:span><text:span text:style-name="T13"> </text:span><text:span text:style-name="T14">[5 ptos]</text:span><text:span text:style-name="T2">:</text:span> <text:span text:style-name="T1">Un programa que muestre el nombre del autor de un fichero de música en formato MP3 (tendrás que localizar en Internet la información sobre dicho formato y sobre la cabecera ID3 V1, que se encuentra -si está presente- en los últimos 128 bytes del fichero) </text:span><text:span text:style-name="T6">Guarda el Título y el autor en un fichero con el mismo nombre y extensión .txt</text:span><text:span text:style-name="T1">. </text:span></text:p>
      <text:p text:style-name="P7"/>
      <text:p text:style-name="P4"><text:span text:style-name="T12">DEFENSA</text:span><text:span text:style-name="T13"> </text:span><text:span text:style-name="T14">[</text:span><text:span text:style-name="T12">1 </text:span><text:span text:style-name="T14">pto]</text:span><text:span text:style-name="T13">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8:49:12.939494493</meta:creation-date>
    <dc:date>2021-10-18T18:29:29.601548910</dc:date>
    <meta:editing-duration>PT14M51S</meta:editing-duration>
    <meta:editing-cycles>3</meta:editing-cycles>
    <meta:generator>LibreOffice/6.2.8.2$Linux_X86_64 LibreOffice_project/20$Build-2</meta:generator>
    <meta:document-statistic meta:table-count="0" meta:image-count="0" meta:object-count="0" meta:page-count="1" meta:paragraph-count="6" meta:word-count="232" meta:character-count="1287" meta:non-whitespace-character-count="1058"/>
  </office:meta>
</office:document-meta>
</file>